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000000" draw:opacity="50%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3.687cm" fo:min-width="6.104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729fcf" draw:fill="none" draw:fill-color="#729fcf" fo:min-height="0.556cm"/>
    </style:style>
    <style:style style:name="gr4" style:family="graphic" style:parent-style-name="standard">
      <style:graphic-properties draw:stroke="none" svg:stroke-color="#729fcf" draw:fill="none" draw:fill-color="#729fcf" fo:min-he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729fcf" fo:font-size="14pt" fo:text-shadow="none" style:font-size-asian="14pt" style:font-size-complex="14pt"/>
    </style:style>
    <style:style style:name="P4" style:family="paragraph">
      <loext:graphic-properties draw:fill="none" draw:fill-color="#729fcf"/>
      <style:paragraph-properties fo:text-align="center"/>
      <style:text-properties fo:color="#729fcf" fo:font-size="14pt" fo:text-shadow="none" style:font-size-asian="14pt" style:font-size-complex="14pt"/>
    </style:style>
    <style:style style:name="T1" style:family="text">
      <style:text-properties fo:color="#729fcf"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3.937cm" svg:x="13.065cm" svg:y="1.762cm">
          <text:p text:style-name="P1">main.go</text:p>
          <text:p text:style-name="P1">Cobra CL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3.937cm" svg:x="13.065cm" svg:y="7.858cm">
          <text:p text:style-name="P1">run_node.go</text:p>
          <text:p text:style-name="P1">NewNode Flags 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24cm" svg:y1="7.858cm" svg:x2="16.24cm" svg:y2="5.699cm">
          <text:p/>
        </draw:line>
        <draw:frame draw:style-name="gr3" draw:text-style-name="P4" draw:layer="layout" svg:width="5.207cm" svg:height="0.806cm" svg:x="11.033cm" svg:y="6.334cm">
          <draw:text-box>
            <text:p text:style-name="P3"><text:span text:style-name="T1">NewRunNodeCmd</text:span></text:p>
          </draw:text-box>
        </draw:frame>
        <draw:custom-shape draw:style-name="gr1" draw:text-style-name="P1" draw:layer="layout" svg:width="6.604cm" svg:height="3.937cm" svg:x="1.762cm" svg:y="1.762cm">
          <text:p text:style-name="P1">node.g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66cm" svg:y1="3.667cm" svg:x2="13.065cm" svg:y2="3.667cm">
          <text:p/>
        </draw:line>
        <draw:frame draw:style-name="gr4" draw:text-style-name="P4" draw:layer="layout" svg:width="4.699cm" svg:height="0.806cm" svg:x="8.366cm" svg:y="2.524cm">
          <draw:text-box>
            <text:p text:style-name="P3"><text:span text:style-name="T1">DefaultNewNode</text:span></text:p>
          </draw:text-box>
        </draw:frame>
        <draw:frame draw:style-name="gr4" draw:text-style-name="P4" draw:layer="layout" svg:width="4.699cm" svg:height="0.806cm" svg:x="8.366cm" svg:y="3.921cm">
          <draw:text-box>
            <text:p text:style-name="P3"><text:span text:style-name="T1">Node Provi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06:30:35.570361653</meta:creation-date>
    <dc:date>2020-04-26T07:32:08.777038712</dc:date>
    <meta:editing-duration>PT11M2S</meta:editing-duration>
    <meta:editing-cycles>2</meta:editing-cycles>
    <meta:generator>LibreOffice/6.0.7.3$Linux_X86_64 LibreOffice_project/00m0$Build-3</meta:generator>
    <meta:document-statistic meta:object-count="8"/>
  </office:meta>
</office:document-meta>
</file>